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898cm" table:align="right"/>
    </style:style>
    <style:style style:name="Table1.A" style:family="table-column">
      <style:table-column-properties style:column-width="4.016cm"/>
    </style:style>
    <style:style style:name="Table1.B" style:family="table-column">
      <style:table-column-properties style:column-width="3.609cm"/>
    </style:style>
    <style:style style:name="Table1.C" style:family="table-column">
      <style:table-column-properties style:column-width="4.329cm"/>
    </style:style>
    <style:style style:name="Table1.D" style:family="table-column">
      <style:table-column-properties style:column-width="3.94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6ee4" officeooo:paragraph-rsid="000a6ee4"/>
    </style:style>
    <style:style style:name="P2" style:family="paragraph" style:parent-style-name="Standard">
      <style:paragraph-properties fo:text-align="start" style:justify-single-word="false"/>
      <style:text-properties officeooo:rsid="000a6ee4" officeooo:paragraph-rsid="000a6ee4"/>
    </style:style>
    <style:style style:name="P3" style:family="paragraph" style:parent-style-name="Standard">
      <style:paragraph-properties fo:text-align="start" style:justify-single-word="false"/>
      <style:text-properties officeooo:rsid="000a6ee4" officeooo:paragraph-rsid="000e03b7"/>
    </style:style>
    <style:style style:name="P4" style:family="paragraph" style:parent-style-name="Standard">
      <style:paragraph-properties fo:text-align="start" style:justify-single-word="false"/>
      <style:text-properties officeooo:rsid="000e03b7" officeooo:paragraph-rsid="000e03b7"/>
    </style:style>
    <style:style style:name="P5" style:family="paragraph" style:parent-style-name="Standard">
      <style:paragraph-properties fo:text-align="start" style:justify-single-word="false"/>
      <style:text-properties officeooo:rsid="000e03b7" officeooo:paragraph-rsid="000e2da1"/>
    </style:style>
    <style:style style:name="P6" style:family="paragraph" style:parent-style-name="Standard">
      <style:paragraph-properties fo:text-align="start" style:justify-single-word="false"/>
      <style:text-properties officeooo:rsid="000e2da1" officeooo:paragraph-rsid="000e2da1"/>
    </style:style>
    <style:style style:name="P7" style:family="paragraph" style:parent-style-name="Standard">
      <style:paragraph-properties fo:text-align="start" style:justify-single-word="false"/>
      <style:text-properties officeooo:rsid="000e7669" officeooo:paragraph-rsid="00102a2b"/>
    </style:style>
    <style:style style:name="P8" style:family="paragraph" style:parent-style-name="Standard">
      <style:paragraph-properties fo:text-align="start" style:justify-single-word="false"/>
      <style:text-properties officeooo:rsid="00102a2b" officeooo:paragraph-rsid="00102a2b"/>
    </style:style>
    <style:style style:name="P9" style:family="paragraph" style:parent-style-name="Standard">
      <style:paragraph-properties fo:text-align="start" style:justify-single-word="false"/>
      <style:text-properties officeooo:rsid="00102a2b" officeooo:paragraph-rsid="0010ff11"/>
    </style:style>
    <style:style style:name="P10" style:family="paragraph" style:parent-style-name="Standard">
      <style:paragraph-properties fo:text-align="start" style:justify-single-word="false"/>
      <style:text-properties officeooo:rsid="00124414" officeooo:paragraph-rsid="00124414"/>
    </style:style>
    <style:style style:name="P11" style:family="paragraph" style:parent-style-name="Standard">
      <style:paragraph-properties fo:text-align="start" style:justify-single-word="false"/>
      <style:text-properties officeooo:rsid="00124414" officeooo:paragraph-rsid="001315c1"/>
    </style:style>
    <style:style style:name="P12" style:family="paragraph" style:parent-style-name="Table_20_Contents">
      <style:paragraph-properties fo:text-align="center" style:justify-single-word="false"/>
      <style:text-properties officeooo:rsid="000e2da1" officeooo:paragraph-rsid="000e2da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text-properties officeooo:paragraph-rsid="001315c1"/>
    </style:style>
    <style:style style:name="P15" style:family="paragraph" style:parent-style-name="Text_20_body">
      <style:paragraph-properties fo:text-align="center" style:justify-single-word="false"/>
      <style:text-properties officeooo:rsid="001315c1" officeooo:paragraph-rsid="001315c1"/>
    </style:style>
    <style:style style:name="T1" style:family="text">
      <style:text-properties officeooo:rsid="000e03b7"/>
    </style:style>
    <style:style style:name="T2" style:family="text">
      <style:text-properties officeooo:rsid="000e2da1"/>
    </style:style>
    <style:style style:name="T3" style:family="text">
      <style:text-properties officeooo:rsid="000e7669"/>
    </style:style>
    <style:style style:name="T4" style:family="text">
      <style:text-properties officeooo:rsid="00102a2b"/>
    </style:style>
    <style:style style:name="T5" style:family="text">
      <style:text-properties officeooo:rsid="0010ff11"/>
    </style:style>
    <style:style style:name="T6" style:family="text">
      <style:text-properties officeooo:rsid="001315c1"/>
    </style:style>
    <style:style style:name="T7" style:family="text">
      <style:text-properties officeooo:rsid="0014fd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19 : Liaison RS232</text:p>
      <text:p text:style-name="P2"/>
      <text:p text:style-name="P2">Partie I</text:p>
      <text:p text:style-name="P2"/>
      <text:p text:style-name="P2">Q1)<text:tab/>ISIG, ICANON et ECHO sont activés</text:p>
      <text:p text:style-name="P2">Q2)<text:tab/>stty -echo</text:p>
      <text:p text:style-name="P2"><text:tab/>la commande « ls » n'apparaît pas, mais le résultat est affiché.</text:p>
      <text:p text:style-name="P2"><text:tab/>stty echo</text:p>
      <text:p text:style-name="P2">Q3)<text:tab/>stty -isig</text:p>
      <text:p text:style-name="P2"><text:tab/>On ne peut pas interrompre le programme.</text:p>
      <text:p text:style-name="P2"><text:tab/>Donc les signaux ont été désactivés du terminal.</text:p>
      <text:p text:style-name="P2"><text:tab/>stty isig</text:p>
      <text:p text:style-name="P3">Q4)<text:tab/><text:span text:style-name="T1">a)<text:tab/>En mode canonique, il faut appuyer sur ENTRER pour rendre le caractère accessible <text:tab/><text:tab/>en lecture.</text:span></text:p>
      <text:p text:style-name="P4"><text:s text:c="6"/><text:tab/>b)<text:tab/>stty -icanon</text:p>
      <text:p text:style-name="P4"><text:tab/><text:tab/>min = 1; time = 0;</text:p>
      <text:p text:style-name="P4"><text:tab/><text:tab/>Sans le mode canonique, il n'y a plus besoin que l'utilisateur appuie sur ENTRER, il <text:tab/><text:tab/>suffit qu'il ait tappé min caractère(s).</text:p>
      <text:p text:style-name="P4"><text:tab/>c)<text:tab/>stty min 4 time 0</text:p>
      <text:p text:style-name="P4"><text:tab/><text:tab/>Les caractères sont accessible quand l'utilisateur en entre 4.</text:p>
      <text:p text:style-name="P4"><text:tab/>d)<text:tab/>stty min 4 time 50 </text:p>
      <text:p text:style-name="P4"><text:tab/><text:tab/>Il faut que l'utilisateur entre 4 caractères ou que 5 secondes se soient écoulées après <text:tab/><text:tab/>qu'il ait entré le premier caractère.</text:p>
      <text:p text:style-name="P5"><text:tab/>e)<text:tab/><text:span text:style-name="T2">stty min 0 time 50 </text:span></text:p>
      <text:p text:style-name="P5"><text:tab/><text:tab/><text:span text:style-name="T7">fgetc() renvoie le caractère lu si l'utilisateur en a écris un ; Sinon, elle renvoie EOF <text:tab/><text:tab/>au bout de 5 secondes.</text:span></text:p>
      <text:p text:style-name="P6"><text:tab/>f)<text:tab/>stty min 0 time 0</text:p>
      <text:p text:style-name="P6"><text:tab/><text:tab/>L'utilisateur n'a pas le temps de saisir un caractère, fgetc() renvoie immédiatement <text:tab/><text:tab/>EOF.</text:p>
      <text:p text:style-name="P6"><text:tab/>g)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Lecture </text:p>
            <text:p text:style-name="P12">bloquante ou non </text:p>
            <text:p text:style-name="P12">bloquante ? </text:p>
          </table:table-cell>
          <table:table-cell table:style-name="Table1.A1" office:value-type="string">
            <text:p text:style-name="P12">Un appel à fgetc() peut- </text:p>
            <text:p text:style-name="P12">il échouer ? Si oui, à </text:p>
            <text:p text:style-name="P12">quelle condition ? </text:p>
          </table:table-cell>
          <table:table-cell table:style-name="Table1.D1" office:value-type="string">
            <text:p text:style-name="P12">Critère(s) d'accessibilité des </text:p>
            <text:p text:style-name="P12">caractères reçus ?</text:p>
          </table:table-cell>
        </table:table-row>
        <table:table-row>
          <table:table-cell table:style-name="Table1.A2" office:value-type="string">
            <text:p text:style-name="P12">Mode canonique</text:p>
          </table:table-cell>
          <table:table-cell table:style-name="Table1.A2" office:value-type="string">
            <text:p text:style-name="P12">Oui</text:p>
          </table:table-cell>
          <table:table-cell table:style-name="Table1.A2" office:value-type="string">
            <text:p text:style-name="P12">Non</text:p>
          </table:table-cell>
          <table:table-cell table:style-name="Table1.D2" office:value-type="string">
            <text:p text:style-name="P12">Appuie sur la touche « Entrer »</text:p>
          </table:table-cell>
        </table:table-row>
        <table:table-row>
          <table:table-cell table:style-name="Table1.A2" office:value-type="string">
            <text:p text:style-name="P12">Mode non canonique </text:p>
            <text:p text:style-name="P12">MIN = 1, TIME = 0</text:p>
          </table:table-cell>
          <table:table-cell table:style-name="Table1.A2" office:value-type="string">
            <text:p text:style-name="P12">Oui</text:p>
          </table:table-cell>
          <table:table-cell table:style-name="Table1.A2" office:value-type="string">
            <text:p text:style-name="P12">Non</text:p>
          </table:table-cell>
          <table:table-cell table:style-name="Table1.D2" office:value-type="string">
            <text:p text:style-name="P12">Appuie sur la touche « Entrer »</text:p>
          </table:table-cell>
        </table:table-row>
        <table:table-row>
          <table:table-cell table:style-name="Table1.A2" office:value-type="string">
            <text:p text:style-name="P12">Mode non canonique </text:p>
            <text:p text:style-name="P12">MIN &gt; 1, TIME = 0</text:p>
          </table:table-cell>
          <table:table-cell table:style-name="Table1.A2" office:value-type="string">
            <text:p text:style-name="P12">Oui</text:p>
          </table:table-cell>
          <table:table-cell table:style-name="Table1.A2" office:value-type="string">
            <text:p text:style-name="P12">Non</text:p>
          </table:table-cell>
          <table:table-cell table:style-name="Table1.D2" office:value-type="string">
            <text:p text:style-name="P12">Appuie sur la touche « Entrer »</text:p>
          </table:table-cell>
        </table:table-row>
        <table:table-row>
          <table:table-cell table:style-name="Table1.A2" office:value-type="string">
            <text:p text:style-name="P12">Mode non canonique </text:p>
            <text:p text:style-name="P12">MIN &gt; 1, TIME &gt; 0</text:p>
          </table:table-cell>
          <table:table-cell table:style-name="Table1.A2" office:value-type="string">
            <text:p text:style-name="P12">Non</text:p>
          </table:table-cell>
          <table:table-cell table:style-name="Table1.A2" office:value-type="string">
            <text:p text:style-name="P12">Oui, si le temps est écoulé</text:p>
          </table:table-cell>
          <table:table-cell table:style-name="Table1.D2" office:value-type="string">
            <text:p text:style-name="P12">Appuie sur la touche « Entrer » ou temps écoulé</text:p>
          </table:table-cell>
        </table:table-row>
        <table:table-row>
          <table:table-cell table:style-name="Table1.A2" office:value-type="string">
            <text:p text:style-name="P12">Mode non canonique </text:p>
            <text:p text:style-name="P12">MIN = 0, TIME &gt; 0</text:p>
          </table:table-cell>
          <table:table-cell table:style-name="Table1.A2" office:value-type="string">
            <text:p text:style-name="P12">Non</text:p>
          </table:table-cell>
          <table:table-cell table:style-name="Table1.A2" office:value-type="string">
            <text:p text:style-name="P12">Oui, si le temps est écoulé</text:p>
          </table:table-cell>
          <table:table-cell table:style-name="Table1.D2" office:value-type="string">
            <text:p text:style-name="P12">Temps écoulé</text:p>
          </table:table-cell>
        </table:table-row>
        <table:table-row>
          <table:table-cell table:style-name="Table1.A2" office:value-type="string">
            <text:p text:style-name="P12">Mode non canonique </text:p>
            <text:p text:style-name="P12">MIN = 0, TIME = 0</text:p>
          </table:table-cell>
          <table:table-cell table:style-name="Table1.A2" office:value-type="string">
            <text:p text:style-name="P12">Non</text:p>
          </table:table-cell>
          <table:table-cell table:style-name="Table1.A2" office:value-type="string">
            <text:p text:style-name="P12">Oui, tout le termps</text:p>
          </table:table-cell>
          <table:table-cell table:style-name="Table1.D2" office:value-type="string">
            <text:p text:style-name="P12">Jamais accessible</text:p>
          </table:table-cell>
        </table:table-row>
      </table:table>
      <text:p text:style-name="P6"/>
      <text:p text:style-name="P6"/>
      <text:p text:style-name="P6"/>
      <text:p text:style-name="P6"><text:soft-page-break/>Partie II</text:p>
      <text:p text:style-name="P6"/>
      <text:p text:style-name="P6">Q1)<text:tab/><text:span text:style-name="T3">On utilise un câble croisé femelle-femelle</text:span></text:p>
      <text:p text:style-name="P7">Q2)<text:tab/><text:span text:style-name="T4">stty -F /dev/ttyUSB0 -isig -echo min 1 time 0 hupcl clocal </text:span></text:p>
      <text:p text:style-name="P8"><text:tab/>stty -F /dev/ttyUSB0 19200 cs8 parenb -cstopb</text:p>
      <text:p text:style-name="P8"><text:tab/>stty -F /dev/ttyUSB0 ignbrk ignpar inpck parmrk</text:p>
      <text:p text:style-name="P9">Q3)<text:tab/><text:span text:style-name="T5">Le message n'est pas envoyé si la parité n'est pas la même.</text:span></text:p>
      <text:p text:style-name="P9"><text:tab/><text:span text:style-name="T5">Le message n'est pas envoyé si la vitesse n'est pas la même.</text:span></text:p>
      <text:p text:style-name="P9"/>
      <text:p text:style-name="P10">Partie IV</text:p>
      <text:p text:style-name="P10"/>
      <text:p text:style-name="P10">Q1)<text:tab/>3093(10) = 6025(8)</text:p>
      <text:p text:style-name="P10"><text:tab/>Donc les paramètres IGNBRK , IGNPAR , INPCK , IXON et IXANY sont actifs.</text:p>
      <text:p text:style-name="P10">Q2)<text:tab/>747(10) = <text:tab/><text:span text:style-name="T6">0000<text:tab/>0010<text:tab/>1110<text:tab/>1011(2)</text:span></text:p>
      <text:p text:style-name="P10"><text:tab/><text:span text:style-name="T6">32605(10) =<text:tab/>0111<text:tab/>1111<text:tab/>0101<text:tab/>1111(2)</text:span></text:p>
      <text:p text:style-name="P10"/>
      <text:p text:style-name="P11"><text:tab/><text:span text:style-name="T6">N | P = <text:tab/>0111<text:tab/>1111<text:tab/>1111<text:tab/>1111(2)</text:span></text:p>
      <text:p text:style-name="P11"><text:tab/><text:span text:style-name="T6">N ^ P =<text:tab/>0111<text:tab/>1101<text:tab/>1011<text:tab/>0100(2)</text:span></text:p>
      <text:p text:style-name="P11"><text:tab/><text:span text:style-name="T6">N &amp; P =<text:tab/>0000<text:tab/>0010<text:tab/>0100<text:tab/>1011(2)</text:span></text:p>
      <text:p text:style-name="P11"><text:tab/><text:span text:style-name="T6">~N = <text:tab/><text:tab/>1111<text:tab/>1101<text:tab/>1110<text:tab/>0100(2)</text:span></text:p>
      <text:p text:style-name="P14">Q3)<text:tab/><text:span text:style-name="T6">term.c_lflag = 02 ;</text:span></text:p>
      <text:p text:style-name="P14"><text:tab/>t<text:span text:style-name="T6">erm.c_lflag = 01 ;</text:span></text:p>
      <text:p text:style-name="P14"/>
      <text:p text:style-name="P14"/>
      <text:p text:style-name="P15">- -- -- -- -- -- -((page 09 / 15))- -- -- -- -- --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2:47:26.861598920</meta:creation-date>
    <dc:date>2014-05-02T15:25:04.422840327</dc:date>
    <meta:editing-duration>PT2M22S</meta:editing-duration>
    <meta:editing-cycles>4</meta:editing-cycles>
    <meta:generator>LibreOffice/4.1.5.3$Linux_X86_64 LibreOffice_project/205099f953b4b61c41106e07b17e9e5acc65037</meta:generator>
    <meta:document-statistic meta:table-count="1" meta:image-count="0" meta:object-count="0" meta:page-count="2" meta:paragraph-count="79" meta:word-count="468" meta:character-count="2382" meta:non-whitespace-character-count="1924"/>
  </office:meta>
</office:document-meta>
</file>